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17/styles.xml" manifest:media-type="text/xml"/>
  <manifest:file-entry manifest:full-path="Object 17/content.xml" manifest:media-type="text/xml"/>
  <manifest:file-entry manifest:full-path="Object 17/manifest.rdf" manifest:media-type="application/rdf+xml"/>
  <manifest:file-entry manifest:full-path="Object 17/settings.xml" manifest:media-type="text/xml"/>
  <manifest:file-entry manifest:full-path="Object 17/" manifest:version="1.2" manifest:media-type="application/vnd.oasis.opendocument.spreadsheet"/>
  <manifest:file-entry manifest:full-path="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manifest.rdf" manifest:media-type="application/rdf+xml"/>
  <manifest:file-entry manifest:full-path="Object 13/styles.xml" manifest:media-type="text/xml"/>
  <manifest:file-entry manifest:full-path="Object 13/" manifest:version="1.2" manifest:media-type="application/vnd.oasis.opendocument.spreadsheet"/>
  <manifest:file-entry manifest:full-path="ObjectReplacements/Object 9" manifest:media-type=""/>
  <manifest:file-entry manifest:full-path="ObjectReplacements/Object 11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5" manifest:media-type=""/>
  <manifest:file-entry manifest:full-path="ObjectReplacements/Object 3" manifest:media-type=""/>
  <manifest:file-entry manifest:full-path="ObjectReplacements/Object 13" manifest:media-type=""/>
  <manifest:file-entry manifest:full-path="ObjectReplacements/Object 15" manifest:media-type=""/>
  <manifest:file-entry manifest:full-path="ObjectReplacements/Object 14" manifest:media-type=""/>
  <manifest:file-entry manifest:full-path="ObjectReplacements/Object 16" manifest:media-type=""/>
  <manifest:file-entry manifest:full-path="ObjectReplacements/Object 12" manifest:media-type=""/>
  <manifest:file-entry manifest:full-path="ObjectReplacements/Object 10" manifest:media-type=""/>
  <manifest:file-entry manifest:full-path="ObjectReplacements/Object 1" manifest:media-type=""/>
  <manifest:file-entry manifest:full-path="ObjectReplacements/Object 17" manifest:media-type=""/>
  <manifest:file-entry manifest:full-path="ObjectReplacements/Object 2" manifest:media-type="application/x-openoffice-gdimetafile;windows_formatname=&quot;GDIMetaFile&quot;"/>
  <manifest:file-entry manifest:full-path="ObjectReplacements/Object 4" manifest:media-type=""/>
  <manifest:file-entry manifest:full-path="Object 16/content.xml" manifest:media-type="text/xml"/>
  <manifest:file-entry manifest:full-path="Object 16/styles.xml" manifest:media-type="text/xml"/>
  <manifest:file-entry manifest:full-path="Object 16/manifest.rdf" manifest:media-type="application/rdf+xml"/>
  <manifest:file-entry manifest:full-path="Object 16/settings.xml" manifest:media-type="text/xml"/>
  <manifest:file-entry manifest:full-path="Object 16/" manifest:version="1.2" manifest:media-type="application/vnd.oasis.opendocument.spreadsheet"/>
  <manifest:file-entry manifest:full-path="Object 4/setting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15/styles.xml" manifest:media-type="text/xml"/>
  <manifest:file-entry manifest:full-path="Object 15/manifest.rdf" manifest:media-type="application/rdf+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spreadsheet"/>
  <manifest:file-entry manifest:full-path="meta.xml" manifest:media-type="text/xml"/>
  <manifest:file-entry manifest:full-path="Object 10/settings.xml" manifest:media-type="text/xml"/>
  <manifest:file-entry manifest:full-path="Object 10/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anifest.rdf" manifest:media-type="application/rdf+xml"/>
  <manifest:file-entry manifest:full-path="Object 5/styles.xml" manifest:media-type="text/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Object 12/content.xml" manifest:media-type="text/xml"/>
  <manifest:file-entry manifest:full-path="Object 12/settings.xml" manifest:media-type="text/xml"/>
  <manifest:file-entry manifest:full-path="Object 12/manifest.rdf" manifest:media-type="application/rdf+xml"/>
  <manifest:file-entry manifest:full-path="Object 12/styles.xml" manifest:media-type="text/xml"/>
  <manifest:file-entry manifest:full-path="Object 12/" manifest:version="1.2" manifest:media-type="application/vnd.oasis.opendocument.spreadsheet"/>
  <manifest:file-entry manifest:full-path="Object 7/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manifest.rdf" manifest:media-type="application/rdf+xml"/>
  <manifest:file-entry manifest:full-path="Object 7/" manifest:version="1.2" manifest:media-type="application/vnd.oasis.opendocument.spreadsheet"/>
  <manifest:file-entry manifest:full-path="Object 6/settings.xml" manifest:media-type="text/xml"/>
  <manifest:file-entry manifest:full-path="Object 6/content.xml" manifest:media-type="text/xml"/>
  <manifest:file-entry manifest:full-path="Object 6/manifest.rdf" manifest:media-type="application/rdf+xml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11/manifest.rdf" manifest:media-type="application/rdf+xml"/>
  <manifest:file-entry manifest:full-path="Object 11/content.xml" manifest:media-type="text/xml"/>
  <manifest:file-entry manifest:full-path="Object 11/settings.xml" manifest:media-type="text/xml"/>
  <manifest:file-entry manifest:full-path="Object 11/styles.xml" manifest:media-type="text/xml"/>
  <manifest:file-entry manifest:full-path="Object 11/" manifest:version="1.2" manifest:media-type="application/vnd.oasis.opendocument.spreadsheet"/>
  <manifest:file-entry manifest:full-path="Object 14/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anifest.rdf" manifest:media-type="application/rdf+xml"/>
  <manifest:file-entry manifest:full-path="Object 14/" manifest:version="1.2" manifest:media-type="application/vnd.oasis.opendocument.spreadsheet"/>
  <manifest:file-entry manifest:full-path="Object 9/settings.xml" manifest:media-type="text/xml"/>
  <manifest:file-entry manifest:full-path="Object 9/styles.xml" manifest:media-type="text/xml"/>
  <manifest:file-entry manifest:full-path="Object 9/manifest.rdf" manifest:media-type="application/rdf+xml"/>
  <manifest:file-entry manifest:full-path="Object 9/content.xml" manifest:media-type="text/xml"/>
  <manifest:file-entry manifest:full-path="Object 9/" manifest:version="1.2" manifest:media-type="application/vnd.oasis.opendocument.spreadsheet"/>
  <manifest:file-entry manifest:full-path="style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officeooo:rsid="0002cb02" officeooo:paragraph-rsid="0002cb02"/>
    </style:style>
    <style:style style:name="P2" style:family="paragraph" style:parent-style-name="Standard">
      <style:text-properties officeooo:rsid="0002cb02" officeooo:paragraph-rsid="0006fe0f"/>
    </style:style>
    <style:style style:name="P3" style:family="paragraph" style:parent-style-name="Standard">
      <style:text-properties officeooo:rsid="0004bfa3" officeooo:paragraph-rsid="0007a25d"/>
    </style:style>
    <style:style style:name="P4" style:family="paragraph" style:parent-style-name="Standard">
      <style:text-properties officeooo:rsid="0007a25d" officeooo:paragraph-rsid="0007a25d"/>
    </style:style>
    <style:style style:name="P5" style:family="paragraph" style:parent-style-name="Standard">
      <style:text-properties officeooo:rsid="0007a25d" officeooo:paragraph-rsid="000bf906"/>
    </style:style>
    <style:style style:name="P6" style:family="paragraph" style:parent-style-name="Standard">
      <style:text-properties officeooo:rsid="0007a25d" officeooo:paragraph-rsid="0011f7e2"/>
    </style:style>
    <style:style style:name="P7" style:family="paragraph" style:parent-style-name="Standard">
      <style:text-properties officeooo:rsid="000afbad" officeooo:paragraph-rsid="000afbad"/>
    </style:style>
    <style:style style:name="P8" style:family="paragraph" style:parent-style-name="Standard">
      <style:text-properties officeooo:rsid="000afbad" officeooo:paragraph-rsid="000b71ba"/>
    </style:style>
    <style:style style:name="P9" style:family="paragraph" style:parent-style-name="Standard">
      <style:text-properties officeooo:rsid="000b71ba" officeooo:paragraph-rsid="000b71ba"/>
    </style:style>
    <style:style style:name="P10" style:family="paragraph" style:parent-style-name="Standard">
      <style:text-properties officeooo:rsid="000bf906" officeooo:paragraph-rsid="000bf906"/>
    </style:style>
    <style:style style:name="P11" style:family="paragraph" style:parent-style-name="Standard">
      <style:text-properties officeooo:rsid="000bf906" officeooo:paragraph-rsid="000d5f5c"/>
    </style:style>
    <style:style style:name="P12" style:family="paragraph" style:parent-style-name="Standard">
      <style:text-properties officeooo:rsid="000d5f5c" officeooo:paragraph-rsid="000d5f5c"/>
    </style:style>
    <style:style style:name="P13" style:family="paragraph" style:parent-style-name="Standard">
      <style:text-properties officeooo:rsid="000f427f" officeooo:paragraph-rsid="000f427f"/>
    </style:style>
    <style:style style:name="P14" style:family="paragraph" style:parent-style-name="Standard">
      <style:text-properties officeooo:rsid="0010037a" officeooo:paragraph-rsid="0010037a"/>
    </style:style>
    <style:style style:name="P15" style:family="paragraph" style:parent-style-name="Standard">
      <style:text-properties officeooo:rsid="00114da3" officeooo:paragraph-rsid="00114da3"/>
    </style:style>
    <style:style style:name="T1" style:family="text">
      <style:text-properties officeooo:rsid="0002cb02"/>
    </style:style>
    <style:style style:name="T2" style:family="text">
      <style:text-properties officeooo:rsid="0006fe0f"/>
    </style:style>
    <style:style style:name="T3" style:family="text">
      <style:text-properties officeooo:rsid="0007a25d"/>
    </style:style>
    <style:style style:name="T4" style:family="text">
      <style:text-properties officeooo:rsid="000a2c47"/>
    </style:style>
    <style:style style:name="T5" style:family="text">
      <style:text-properties officeooo:rsid="000b71ba"/>
    </style:style>
    <style:style style:name="T6" style:family="text">
      <style:text-properties officeooo:rsid="000bf906"/>
    </style:style>
    <style:style style:name="T7" style:family="text">
      <style:text-properties officeooo:rsid="000d5f5c"/>
    </style:style>
    <style:style style:name="T8" style:family="text">
      <style:text-properties officeooo:rsid="000f427f"/>
    </style:style>
    <style:style style:name="T9" style:family="text">
      <style:text-properties officeooo:rsid="00146911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Hw<text:span text:style-name="T1">2 Report</text:span></text:p>
      <text:p text:style-name="Standard">學號：<text:span text:style-name="T1">r05921034</text:span></text:p>
      <text:p text:style-name="P1">姓名：吳明憲</text:p>
      <text:p text:style-name="P1"/>
      <text:p text:style-name="P14">我的python版本是 3.5.2若是使用python2可能會有不相容問題。</text:p>
      <text:p text:style-name="P1"/>
      <text:p text:style-name="P2">一開始我先將<text:span text:style-name="T2">data去shuffle,再利用train_test_split(),將traindata 跟testdata去分成8:2的資料量，</text:span></text:p>
      <text:p text:style-name="P2">利用<text:span text:style-name="T2">cross validation去找出各個的最佳的參數。</text:span></text:p>
      <text:p text:style-name="P2"/>
      <text:p text:style-name="P3">Regression 我利用<text:span text:style-name="T3">grid search 去搜尋C=[1,10,100,1000,10000]，參數c是約在1時有最佳值。</text:span></text:p>
      <text:p text:style-name="P4">而其他參數是使用預設值，似乎差別不大。</text:p>
      <text:p text:style-name="P3">而資料若有使用<text:span text:style-name="T3">feature scaling 去normalize似乎會使得score 有些許下降，不過下降不多，其實差別不大，我的猜測是因為若將data 標準化後，會使得data的range 變小，使得data再regression不容易去區分。</text:span></text:p>
      <text:p text:style-name="P7">以下的數值是我跑十次去做正確率的平均 比較 nonstandard跟 standard</text:p>
      <text:p text:style-name="P8"><text:s text:c="13"/>Nonstandard <text:s text:c="7"/>standard</text:p>
      <text:p text:style-name="P3"><draw:frame draw:style-name="fr1" draw:name="物件3" text:anchor-type="paragraph" svg:x="2.244cm" svg:y="0.185cm" svg:width="2.514cm" svg:height="4.516cm" draw:z-index="1"><draw:object xlink:href="./Object 3" xlink:type="simple" xlink:show="embed" xlink:actuate="onLoad"/><draw:image xlink:href="./ObjectReplacements/Object 3" xlink:type="simple" xlink:show="embed" xlink:actuate="onLoad"/></draw:frame><draw:frame draw:style-name="fr1" draw:name="物件4" text:anchor-type="paragraph" svg:x="5.048cm" svg:y="0.101cm" svg:width="2.514cm" svg:height="4.516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/>
      <text:p text:style-name="P9">R mean</text:p>
      <text:p text:style-name="P3"><draw:frame draw:style-name="fr1" draw:name="物件2" text:anchor-type="paragraph" svg:x="5.117cm" svg:y="0.035cm" svg:width="2.514cm" svg:height="0.453cm" draw:z-index="0"><draw:object xlink:href="./Object 2" xlink:type="simple" xlink:show="embed" xlink:actuate="onLoad"/><draw:image xlink:href="./ObjectReplacements/Object 2" xlink:type="simple" xlink:show="embed" xlink:actuate="onLoad"/></draw:frame><draw:frame draw:style-name="fr1" draw:name="物件1" text:anchor-type="paragraph" svg:x="2.143cm" svg:y="0.074cm" svg:width="2.514cm" svg:height="0.45cm" draw:z-index="3"><draw:object xlink:href="./Object 1" xlink:type="simple" xlink:show="embed" xlink:actuate="onLoad"/><draw:image xlink:href="./ObjectReplacements/Object 1" xlink:type="simple" xlink:show="embed" xlink:actuate="onLoad"/></draw:frame><text:tab/></text:p>
      <text:p text:style-name="P3"/>
      <text:p text:style-name="P3"><text:s text:c="3"/></text:p>
      <text:p text:style-name="P3"/>
      <text:p text:style-name="P3"/>
      <text:p text:style-name="P4">Decision tree 我單純利用預設值的話，大約就有<text:span text:style-name="T4">90%左右的正確率， 若是利用feature scale效果會稍微進步。</text:span></text:p>
      <text:p text:style-name="P4"><text:s text:c="12"/><text:span text:style-name="T5">nonstandard <text:s text:c="7"/>standard</text:span></text:p>
      <text:p text:style-name="P6"><draw:frame draw:style-name="fr1" draw:name="物件5" text:anchor-type="paragraph" svg:x="1.9cm" svg:y="0.09cm" svg:width="2.514cm" svg:height="4.516cm" draw:z-index="4"><draw:object xlink:href="./Object 5" xlink:type="simple" xlink:show="embed" xlink:actuate="onLoad"/><draw:image xlink:href="./ObjectReplacements/Object 5" xlink:type="simple" xlink:show="embed" xlink:actuate="onLoad"/></draw:frame><draw:frame draw:style-name="fr1" draw:name="物件7" text:anchor-type="paragraph" svg:x="4.995cm" svg:y="0.09cm" svg:width="2.514cm" svg:height="4.516cm" draw:z-index="14"><draw:object xlink:href="./Object 7" xlink:type="simple" xlink:show="embed" xlink:actuate="onLoad"/><draw:image xlink:href="./ObjectReplacements/Object 7" xlink:type="simple" xlink:show="embed" xlink:actuate="onLoad"/></draw:frame><text:tab/></text:p>
      <text:p text:style-name="P6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D mean</text:p>
      <text:p text:style-name="P9"/>
      <text:p text:style-name="P4"><draw:frame draw:style-name="fr1" draw:name="物件6" text:anchor-type="paragraph" svg:x="1.794cm" svg:y="0.164cm" svg:width="2.514cm" svg:height="0.453cm" draw:z-index="5"><draw:object xlink:href="./Object 6" xlink:type="simple" xlink:show="embed" xlink:actuate="onLoad"/><draw:image xlink:href="./ObjectReplacements/Object 6" xlink:type="simple" xlink:show="embed" xlink:actuate="onLoad"/></draw:frame><draw:frame draw:style-name="fr1" draw:name="物件17" text:anchor-type="paragraph" svg:x="5.207cm" svg:y="0.268cm" svg:width="2.514cm" svg:height="0.452cm" draw:z-index="15"><draw:object xlink:href="./Object 17" xlink:type="simple" xlink:show="embed" xlink:actuate="onLoad"/><draw:image xlink:href="./ObjectReplacements/Object 17" xlink:type="simple" xlink:show="embed" xlink:actuate="onLoad"/></draw:frame></text:p>
      <text:p text:style-name="P4"/>
      <text:p text:style-name="P4"/>
      <text:p text:style-name="P5"><text:soft-page-break/>svm 也是單純使用預設值就可以達到<text:span text:style-name="T6">80%以上</text:span>，再加上<text:span text:style-name="T6">feature scale 之後，可以達到90%以上的效果。</text:span></text:p>
      <text:p text:style-name="P5">我嘗試去改動<text:span text:style-name="T6">kernel，不過會使得計算時間大幅提昇，若是使用linear跟poly似乎需要十分鐘以上且效果似乎沒有比較好。</text:span></text:p>
      <text:p text:style-name="P5"/>
      <text:p text:style-name="P5"><text:tab/><text:tab/><text:span text:style-name="T6">Nonstandard <text:s text:c="4"/>standard</text:span></text:p>
      <text:p text:style-name="P5"><draw:frame draw:style-name="fr1" draw:name="物件9" text:anchor-type="paragraph" svg:x="2.429cm" svg:y="0.064cm" svg:width="2.514cm" svg:height="4.516cm" draw:z-index="6"><draw:object xlink:href="./Object 9" xlink:type="simple" xlink:show="embed" xlink:actuate="onLoad"/><draw:image xlink:href="./ObjectReplacements/Object 9" xlink:type="simple" xlink:show="embed" xlink:actuate="onLoad"/></draw:frame><draw:frame draw:style-name="fr1" draw:name="物件11" text:anchor-type="paragraph" svg:x="5.207cm" svg:y="0.048cm" svg:width="2.514cm" svg:height="4.516cm" draw:z-index="8"><draw:object xlink:href="./Object 11" xlink:type="simple" xlink:show="embed" xlink:actuate="onLoad"/><draw:image xlink:href="./ObjectReplacements/Object 11" xlink:type="simple" xlink:show="embed" xlink:actuate="onLoad"/></draw:frame><text:tab/><text:tab/></text:p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S mean</text:p>
      <text:p text:style-name="P10"><draw:frame draw:style-name="fr1" draw:name="物件10" text:anchor-type="paragraph" svg:x="2.376cm" svg:y="0.032cm" svg:width="2.514cm" svg:height="0.453cm" draw:z-index="7"><draw:object xlink:href="./Object 10" xlink:type="simple" xlink:show="embed" xlink:actuate="onLoad"/><draw:image xlink:href="./ObjectReplacements/Object 10" xlink:type="simple" xlink:show="embed" xlink:actuate="onLoad"/></draw:frame><draw:frame draw:style-name="fr1" draw:name="物件12" text:anchor-type="paragraph" svg:x="5.419cm" svg:y="0cm" svg:width="2.514cm" svg:height="0.453cm" draw:z-index="9"><draw:object xlink:href="./Object 12" xlink:type="simple" xlink:show="embed" xlink:actuate="onLoad"/><draw:image xlink:href="./ObjectReplacements/Object 12" xlink:type="simple" xlink:show="embed" xlink:actuate="onLoad"/></draw:frame></text:p>
      <text:p text:style-name="P10"/>
      <text:p text:style-name="P11">最後nn我是參考這篇 <text:span text:style-name="T7">http://homepages.cae.wisc.edu/~ece539/project/s16/Edstrom_rpt.pdf</text:span></text:p>
      <text:p text:style-name="P12">裡面使用三層hidden layer 是50,50 200</text:p>
      <text:p text:style-name="P12">而我使用hidden layer 是100,100,200，maxiter=200<text:span text:style-name="T9">0</text:span>。</text:p>
      <text:p text:style-name="P13">nn做了feature scale 之後效果有大幅提昇，下表一樣是十次的結果做平均。</text:p>
      <text:p text:style-name="P11"/>
      <text:p text:style-name="P11"><text:s text:c="17"/><text:span text:style-name="T8">Nonstandard <text:s text:c="2"/>standard</text:span></text:p>
      <text:p text:style-name="P11"><draw:frame draw:style-name="fr1" draw:name="物件13" text:anchor-type="paragraph" svg:x="2.72cm" svg:y="0.116cm" svg:width="2.514cm" svg:height="4.516cm" draw:z-index="10"><draw:object xlink:href="./Object 13" xlink:type="simple" xlink:show="embed" xlink:actuate="onLoad"/><draw:image xlink:href="./ObjectReplacements/Object 13" xlink:type="simple" xlink:show="embed" xlink:actuate="onLoad"/></draw:frame><draw:frame draw:style-name="fr1" draw:name="物件15" text:anchor-type="paragraph" svg:x="5.63cm" svg:y="0.106cm" svg:width="2.514cm" svg:height="4.516cm" draw:z-index="12"><draw:object xlink:href="./Object 15" xlink:type="simple" xlink:show="embed" xlink:actuate="onLoad"/><draw:image xlink:href="./ObjectReplacements/Object 15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nn <text:span text:style-name="T8">mean </text:span></text:p>
      <text:p text:style-name="P11"><draw:frame draw:style-name="fr1" draw:name="物件14" text:anchor-type="paragraph" svg:x="2.667cm" svg:y="0.185cm" svg:width="2.514cm" svg:height="0.453cm" draw:z-index="11"><draw:object xlink:href="./Object 14" xlink:type="simple" xlink:show="embed" xlink:actuate="onLoad"/><draw:image xlink:href="./ObjectReplacements/Object 14" xlink:type="simple" xlink:show="embed" xlink:actuate="onLoad"/></draw:frame><draw:frame draw:style-name="fr1" draw:name="物件16" text:anchor-type="paragraph" svg:x="5.604cm" svg:y="0.169cm" svg:width="2.514cm" svg:height="0.453cm" draw:z-index="13"><draw:object xlink:href="./Object 16" xlink:type="simple" xlink:show="embed" xlink:actuate="onLoad"/><draw:image xlink:href="./ObjectReplacements/Object 16" xlink:type="simple" xlink:show="embed" xlink:actuate="onLoad"/></draw:frame></text:p>
      <text:p text:style-name="P11"/>
      <text:p text:style-name="P11"/>
      <text:p text:style-name="P15">最後我嘗試使用了random forest tree 去做，效果會比decision tree 好，大概3~4%。</text:p>
      <text:p text:style-name="P11"/>
      <text:p text:style-name="P11"/>
      <text:p text:style-name="P14">我最後提交上去的decision tree是用random forest 去實做</text:p>
      <text:p text:style-name="P14">所以若是使用 python3 classification.py D train.csv test.csv </text:p>
      <text:p text:style-name="P14">是使用random forest</text:p>
      <text:p text:style-name="P14">若使要用 基本的decision </text:p>
      <text:p text:style-name="P14">請使用 <text:s text:c="5"/>python3 classification.py T train.csv test.csv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22:19:54.556840770</meta:creation-date>
    <dc:date>2017-11-14T02:04:26.208965082</dc:date>
    <meta:editing-duration>PT1H11M40S</meta:editing-duration>
    <meta:editing-cycles>15</meta:editing-cycles>
    <meta:generator>LibreOffice/5.1.6.2$Linux_X86_64 LibreOffice_project/10m0$Build-2</meta:generator>
    <meta:document-statistic meta:table-count="0" meta:image-count="0" meta:object-count="16" meta:page-count="2" meta:paragraph-count="36" meta:word-count="493" meta:character-count="1216" meta:non-whitespace-character-count="107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nonstandard" table:style-name="ta1">
        <table:table-column table:style-name="co1" table:default-cell-style-name="Default"/>
        <table:table-row table:style-name="ro1" table:number-rows-repeated="10">
          <table:table-cell/>
        </table:table-row>
        <table:table-row table:style-name="ro1">
          <table:table-cell office:value-type="float" office:value="0.924538545059718" calcext:value-type="float">
            <text:p>0.924538545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00/00/00</text:date>, <text:time style:data-style-name="N2" text:time-value="23:52:58.964088793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nonstand" table:style-name="ta1">
        <table:table-column table:style-name="co1" table:default-cell-style-name="Default"/>
        <table:table-row table:style-name="ro1" table:number-rows-repeated="10">
          <table:table-cell/>
        </table:table-row>
        <table:table-row table:style-name="ro1">
          <table:table-cell office:value-type="float" office:value="0.834527687296417" calcext:value-type="float">
            <text:p>0.8345276873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00/00/00</text:date>, <text:time style:data-style-name="N2" text:time-value="00:09:06.049467044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stand" table:style-name="ta1">
        <table:table-column table:style-name="co1" table:default-cell-style-name="Default"/>
        <table:table-row table:style-name="ro1">
          <table:table-cell office:value-type="float" office:value="0.930510314875136" calcext:value-type="float">
            <text:p>0.9305103149</text:p>
          </table:table-cell>
        </table:table-row>
        <table:table-row table:style-name="ro1">
          <table:table-cell office:value-type="float" office:value="0.937024972855592" calcext:value-type="float">
            <text:p>0.9370249729</text:p>
          </table:table-cell>
        </table:table-row>
        <table:table-row table:style-name="ro1">
          <table:table-cell office:value-type="float" office:value="0.930510314875136" calcext:value-type="float">
            <text:p>0.9305103149</text:p>
          </table:table-cell>
        </table:table-row>
        <table:table-row table:style-name="ro1">
          <table:table-cell office:value-type="float" office:value="0.922909880564604" calcext:value-type="float">
            <text:p>0.9229098806</text:p>
          </table:table-cell>
        </table:table-row>
        <table:table-row table:style-name="ro1">
          <table:table-cell office:value-type="float" office:value="0.9185667752443" calcext:value-type="float">
            <text:p>0.9185667752</text:p>
          </table:table-cell>
        </table:table-row>
        <table:table-row table:style-name="ro1">
          <table:table-cell office:value-type="float" office:value="0.930510314875136" calcext:value-type="float">
            <text:p>0.9305103149</text:p>
          </table:table-cell>
        </table:table-row>
        <table:table-row table:style-name="ro1">
          <table:table-cell office:value-type="float" office:value="0.938110749185668" calcext:value-type="float">
            <text:p>0.9381107492</text:p>
          </table:table-cell>
        </table:table-row>
        <table:table-row table:style-name="ro1">
          <table:table-cell office:value-type="float" office:value="0.92399565689468" calcext:value-type="float">
            <text:p>0.9239956569</text:p>
          </table:table-cell>
        </table:table-row>
        <table:table-row table:style-name="ro1">
          <table:table-cell office:value-type="float" office:value="0.915309446254072" calcext:value-type="float">
            <text:p>0.9153094463</text:p>
          </table:table-cell>
        </table:table-row>
        <table:table-row table:style-name="ro1">
          <table:table-cell office:value-type="float" office:value="0.930510314875136" calcext:value-type="float">
            <text:p>0.9305103149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00/00/00</text:date>, <text:time style:data-style-name="N2" text:time-value="00:09:44.124347939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stand" table:style-name="ta1">
        <table:table-column table:style-name="co1" table:default-cell-style-name="Default"/>
        <table:table-row table:style-name="ro1" table:number-rows-repeated="10">
          <table:table-cell/>
        </table:table-row>
        <table:table-row table:style-name="ro1">
          <table:table-cell office:value-type="float" office:value="0.927795874049946" calcext:value-type="float">
            <text:p>0.927795874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00/00/00</text:date>, <text:time style:data-style-name="N2" text:time-value="00:09:58.077576084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nonstand" table:style-name="ta1">
        <table:table-column table:style-name="co1" table:default-cell-style-name="Default"/>
        <table:table-row table:style-name="ro1">
          <table:table-cell office:value-type="float" office:value="0.912052117263844" calcext:value-type="float">
            <text:p>0.9120521173</text:p>
          </table:table-cell>
        </table:table-row>
        <table:table-row table:style-name="ro1">
          <table:table-cell office:value-type="float" office:value="0.837133550488599" calcext:value-type="float">
            <text:p>0.8371335505</text:p>
          </table:table-cell>
        </table:table-row>
        <table:table-row table:style-name="ro1">
          <table:table-cell office:value-type="float" office:value="0.867535287730728" calcext:value-type="float">
            <text:p>0.8675352877</text:p>
          </table:table-cell>
        </table:table-row>
        <table:table-row table:style-name="ro1">
          <table:table-cell office:value-type="float" office:value="0.90228013029316" calcext:value-type="float">
            <text:p>0.9022801303</text:p>
          </table:table-cell>
        </table:table-row>
        <table:table-row table:style-name="ro1">
          <table:table-cell office:value-type="float" office:value="0.802388707926167" calcext:value-type="float">
            <text:p>0.8023887079</text:p>
          </table:table-cell>
        </table:table-row>
        <table:table-row table:style-name="ro1">
          <table:table-cell office:value-type="float" office:value="0.876221498371335" calcext:value-type="float">
            <text:p>0.8762214984</text:p>
          </table:table-cell>
        </table:table-row>
        <table:table-row table:style-name="ro1">
          <table:table-cell office:value-type="float" office:value="0.90770901194354" calcext:value-type="float">
            <text:p>0.9077090119</text:p>
          </table:table-cell>
        </table:table-row>
        <table:table-row table:style-name="ro1">
          <table:table-cell office:value-type="float" office:value="0.884907709011944" calcext:value-type="float">
            <text:p>0.884907709</text:p>
          </table:table-cell>
        </table:table-row>
        <table:table-row table:style-name="ro1">
          <table:table-cell office:value-type="float" office:value="0.877307274701412" calcext:value-type="float">
            <text:p>0.8773072747</text:p>
          </table:table-cell>
        </table:table-row>
        <table:table-row table:style-name="ro1">
          <table:table-cell office:value-type="float" office:value="0.90228013029316" calcext:value-type="float">
            <text:p>0.9022801303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00/00/00</text:date>, <text:time style:data-style-name="N2" text:time-value="00:21:17.345860129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nonstand" table:style-name="ta1">
        <table:table-column table:style-name="co1" table:default-cell-style-name="Default"/>
        <table:table-row table:style-name="ro1" table:number-rows-repeated="10">
          <table:table-cell/>
        </table:table-row>
        <table:table-row table:style-name="ro1">
          <table:table-cell office:value-type="float" office:value="0.876981541802389" calcext:value-type="float">
            <text:p>0.8769815418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00/00/00</text:date>, <text:time style:data-style-name="N2" text:time-value="00:21:33.858368965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stand" table:style-name="ta1">
        <table:table-column table:style-name="co1" table:default-cell-style-name="Default"/>
        <table:table-row table:style-name="ro1">
          <table:table-cell office:value-type="float" office:value="0.94028230184582" calcext:value-type="float">
            <text:p>0.9402823018</text:p>
          </table:table-cell>
        </table:table-row>
        <table:table-row table:style-name="ro1">
          <table:table-cell office:value-type="float" office:value="0.9457111834962" calcext:value-type="float">
            <text:p>0.9457111835</text:p>
          </table:table-cell>
        </table:table-row>
        <table:table-row table:style-name="ro1">
          <table:table-cell office:value-type="float" office:value="0.943539630836048" calcext:value-type="float">
            <text:p>0.9435396308</text:p>
          </table:table-cell>
        </table:table-row>
        <table:table-row table:style-name="ro1">
          <table:table-cell office:value-type="float" office:value="0.946796959826276" calcext:value-type="float">
            <text:p>0.9467969598</text:p>
          </table:table-cell>
        </table:table-row>
        <table:table-row table:style-name="ro1">
          <table:table-cell office:value-type="float" office:value="0.9457111834962" calcext:value-type="float">
            <text:p>0.9457111835</text:p>
          </table:table-cell>
        </table:table-row>
        <table:table-row table:style-name="ro1">
          <table:table-cell office:value-type="float" office:value="0.93485342019544" calcext:value-type="float">
            <text:p>0.9348534202</text:p>
          </table:table-cell>
        </table:table-row>
        <table:table-row table:style-name="ro1">
          <table:table-cell office:value-type="float" office:value="0.935939196525516" calcext:value-type="float">
            <text:p>0.9359391965</text:p>
          </table:table-cell>
        </table:table-row>
        <table:table-row table:style-name="ro1">
          <table:table-cell office:value-type="float" office:value="0.928338762214984" calcext:value-type="float">
            <text:p>0.9283387622</text:p>
          </table:table-cell>
        </table:table-row>
        <table:table-row table:style-name="ro1">
          <table:table-cell office:value-type="float" office:value="0.942453854505972" calcext:value-type="float">
            <text:p>0.9424538545</text:p>
          </table:table-cell>
        </table:table-row>
        <table:table-row table:style-name="ro1">
          <table:table-cell office:value-type="float" office:value="0.942453854505972" calcext:value-type="float">
            <text:p>0.9424538545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00/00/00</text:date>, <text:time style:data-style-name="N2" text:time-value="00:22:05.238055228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stand" table:style-name="ta1">
        <table:table-column table:style-name="co1" table:default-cell-style-name="Default"/>
        <table:table-row table:style-name="ro1" table:number-rows-repeated="10">
          <table:table-cell/>
        </table:table-row>
        <table:table-row table:style-name="ro1">
          <table:table-cell office:value-type="float" office:value="0.940608034744842" calcext:value-type="float">
            <text:p>0.9406080347</text:p>
          </table:table-cell>
        </table:table-row>
      </table:table>
      <table:named-expressions/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00/00/00</text:date>, <text:time style:data-style-name="N2" text:time-value="00:22:20.478862718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" table:style-name="ta1">
        <table:table-column table:style-name="co1" table:default-cell-style-name="Default"/>
        <table:table-row table:style-name="ro1" table:number-rows-repeated="10">
          <table:table-cell/>
        </table:table-row>
        <table:table-row table:style-name="ro1">
          <table:table-cell office:value-type="float" office:value="0.914549402823018" calcext:value-type="float">
            <text:p>0.9145494028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00/00/00</text:date>, <text:time style:data-style-name="N2" text:time-value="01:35:42.382498265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stand" table:style-name="ta1">
        <table:table-column table:style-name="co1" table:default-cell-style-name="Default"/>
        <table:table-row table:style-name="ro1" table:number-rows-repeated="10">
          <table:table-cell/>
        </table:table-row>
        <table:table-row table:style-name="ro1">
          <table:table-cell office:value-type="float" office:value="0.920629750271444" calcext:value-type="float">
            <text:p>0.9206297503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00/00/00</text:date>, <text:time style:data-style-name="N2" text:time-value="23:53:50.480095637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nonstandard" table:style-name="ta1">
        <table:table-column table:style-name="co1" table:default-cell-style-name="Default"/>
        <table:table-row table:style-name="ro1">
          <table:table-cell office:value-type="float" office:value="0.916395222584148" calcext:value-type="float">
            <text:p>0.9163952226</text:p>
          </table:table-cell>
        </table:table-row>
        <table:table-row table:style-name="ro1">
          <table:table-cell office:value-type="float" office:value="0.93485342019544" calcext:value-type="float">
            <text:p>0.9348534202</text:p>
          </table:table-cell>
        </table:table-row>
        <table:table-row table:style-name="ro1">
          <table:table-cell office:value-type="float" office:value="0.91313789359392" calcext:value-type="float">
            <text:p>0.9131378936</text:p>
          </table:table-cell>
        </table:table-row>
        <table:table-row table:style-name="ro1">
          <table:table-cell office:value-type="float" office:value="0.925081433224756" calcext:value-type="float">
            <text:p>0.9250814332</text:p>
          </table:table-cell>
        </table:table-row>
        <table:table-row table:style-name="ro1">
          <table:table-cell office:value-type="float" office:value="0.920738327904452" calcext:value-type="float">
            <text:p>0.9207383279</text:p>
          </table:table-cell>
        </table:table-row>
        <table:table-row table:style-name="ro1">
          <table:table-cell office:value-type="float" office:value="0.938110749185668" calcext:value-type="float">
            <text:p>0.9381107492</text:p>
          </table:table-cell>
        </table:table-row>
        <table:table-row table:style-name="ro1">
          <table:table-cell office:value-type="float" office:value="0.938110749185668" calcext:value-type="float">
            <text:p>0.9381107492</text:p>
          </table:table-cell>
        </table:table-row>
        <table:table-row table:style-name="ro1">
          <table:table-cell office:value-type="float" office:value="0.9185667752443" calcext:value-type="float">
            <text:p>0.9185667752</text:p>
          </table:table-cell>
        </table:table-row>
        <table:table-row table:style-name="ro1">
          <table:table-cell office:value-type="float" office:value="0.921824104234528" calcext:value-type="float">
            <text:p>0.9218241042</text:p>
          </table:table-cell>
        </table:table-row>
        <table:table-row table:style-name="ro1">
          <table:table-cell office:value-type="float" office:value="0.9185667752443" calcext:value-type="float">
            <text:p>0.9185667752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00/00/00</text:date>, <text:time style:data-style-name="N2" text:time-value="23:57:37.456624353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stand" table:style-name="ta1">
        <table:table-column table:style-name="co1" table:default-cell-style-name="Default"/>
        <table:table-row table:style-name="ro1">
          <table:table-cell office:value-type="float" office:value="0.9185667752443" calcext:value-type="float">
            <text:p>0.9185667752</text:p>
          </table:table-cell>
        </table:table-row>
        <table:table-row table:style-name="ro1">
          <table:table-cell office:value-type="float" office:value="0.912052117263844" calcext:value-type="float">
            <text:p>0.9120521173</text:p>
          </table:table-cell>
        </table:table-row>
        <table:table-row table:style-name="ro1">
          <table:table-cell office:value-type="float" office:value="0.920738327904452" calcext:value-type="float">
            <text:p>0.9207383279</text:p>
          </table:table-cell>
        </table:table-row>
        <table:table-row table:style-name="ro1">
          <table:table-cell office:value-type="float" office:value="0.921824104234528" calcext:value-type="float">
            <text:p>0.9218241042</text:p>
          </table:table-cell>
        </table:table-row>
        <table:table-row table:style-name="ro1">
          <table:table-cell office:value-type="float" office:value="0.92942453854506" calcext:value-type="float">
            <text:p>0.9294245385</text:p>
          </table:table-cell>
        </table:table-row>
        <table:table-row table:style-name="ro1">
          <table:table-cell office:value-type="float" office:value="0.904451682953312" calcext:value-type="float">
            <text:p>0.904451683</text:p>
          </table:table-cell>
        </table:table-row>
        <table:table-row table:style-name="ro1">
          <table:table-cell office:value-type="float" office:value="0.908794788273616" calcext:value-type="float">
            <text:p>0.9087947883</text:p>
          </table:table-cell>
        </table:table-row>
        <table:table-row table:style-name="ro1">
          <table:table-cell office:value-type="float" office:value="0.927252985884908" calcext:value-type="float">
            <text:p>0.9272529859</text:p>
          </table:table-cell>
        </table:table-row>
        <table:table-row table:style-name="ro1">
          <table:table-cell office:value-type="float" office:value="0.93485342019544" calcext:value-type="float">
            <text:p>0.9348534202</text:p>
          </table:table-cell>
        </table:table-row>
        <table:table-row table:style-name="ro1">
          <table:table-cell office:value-type="float" office:value="0.928338762214984" calcext:value-type="float">
            <text:p>0.9283387622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00/00/00</text:date>, <text:time style:data-style-name="N2" text:time-value="23:57:59.900175951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nonstand" table:style-name="ta1">
        <table:table-column table:style-name="co1" table:default-cell-style-name="Default"/>
        <table:table-row table:style-name="ro1">
          <table:table-cell office:value-type="float" office:value="0.915309446254072" calcext:value-type="float">
            <text:p>0.9153094463</text:p>
          </table:table-cell>
        </table:table-row>
        <table:table-row table:style-name="ro1">
          <table:table-cell office:value-type="float" office:value="0.890336590662324" calcext:value-type="float">
            <text:p>0.8903365907</text:p>
          </table:table-cell>
        </table:table-row>
        <table:table-row table:style-name="ro1">
          <table:table-cell office:value-type="float" office:value="0.908794788273616" calcext:value-type="float">
            <text:p>0.9087947883</text:p>
          </table:table-cell>
        </table:table-row>
        <table:table-row table:style-name="ro1">
          <table:table-cell office:value-type="float" office:value="0.916395222584148" calcext:value-type="float">
            <text:p>0.9163952226</text:p>
          </table:table-cell>
        </table:table-row>
        <table:table-row table:style-name="ro1">
          <table:table-cell office:value-type="float" office:value="0.885993485342019" calcext:value-type="float">
            <text:p>0.8859934853</text:p>
          </table:table-cell>
        </table:table-row>
        <table:table-row table:style-name="ro1">
          <table:table-cell office:value-type="float" office:value="0.914223669923996" calcext:value-type="float">
            <text:p>0.9142236699</text:p>
          </table:table-cell>
        </table:table-row>
        <table:table-row table:style-name="ro1">
          <table:table-cell office:value-type="float" office:value="0.90770901194354" calcext:value-type="float">
            <text:p>0.9077090119</text:p>
          </table:table-cell>
        </table:table-row>
        <table:table-row table:style-name="ro1">
          <table:table-cell office:value-type="float" office:value="0.892508143322475" calcext:value-type="float">
            <text:p>0.8925081433</text:p>
          </table:table-cell>
        </table:table-row>
        <table:table-row table:style-name="ro1">
          <table:table-cell office:value-type="float" office:value="0.921824104234528" calcext:value-type="float">
            <text:p>0.9218241042</text:p>
          </table:table-cell>
        </table:table-row>
        <table:table-row table:style-name="ro1">
          <table:table-cell office:value-type="float" office:value="0.8914223669924" calcext:value-type="float">
            <text:p>0.891422367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00/00/00</text:date>, <text:time style:data-style-name="N2" text:time-value="00:00:28.798067502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nonstand" table:style-name="ta1">
        <table:table-column table:style-name="co1" table:default-cell-style-name="Default"/>
        <table:table-row table:style-name="ro1" table:number-rows-repeated="10">
          <table:table-cell/>
        </table:table-row>
        <table:table-row table:style-name="ro1">
          <table:table-cell office:value-type="float" office:value="0.904451682953312" calcext:value-type="float">
            <text:p>0.904451683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00/00/00</text:date>, <text:time style:data-style-name="N2" text:time-value="00:00:41.992666795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" table:style-name="ta1">
        <table:table-column table:style-name="co1" table:default-cell-style-name="Default"/>
        <table:table-row table:style-name="ro1">
          <table:table-cell office:value-type="float" office:value="0.909880564603692" calcext:value-type="float">
            <text:p>0.9098805646</text:p>
          </table:table-cell>
        </table:table-row>
        <table:table-row table:style-name="ro1">
          <table:table-cell office:value-type="float" office:value="0.917480998914224" calcext:value-type="float">
            <text:p>0.9174809989</text:p>
          </table:table-cell>
        </table:table-row>
        <table:table-row table:style-name="ro1">
          <table:table-cell office:value-type="float" office:value="0.910966340933768" calcext:value-type="float">
            <text:p>0.9109663409</text:p>
          </table:table-cell>
        </table:table-row>
        <table:table-row table:style-name="ro1">
          <table:table-cell office:value-type="float" office:value="0.906623235613464" calcext:value-type="float">
            <text:p>0.9066232356</text:p>
          </table:table-cell>
        </table:table-row>
        <table:table-row table:style-name="ro1">
          <table:table-cell office:value-type="float" office:value="0.905537459283388" calcext:value-type="float">
            <text:p>0.9055374593</text:p>
          </table:table-cell>
        </table:table-row>
        <table:table-row table:style-name="ro1">
          <table:table-cell office:value-type="float" office:value="0.909880564603692" calcext:value-type="float">
            <text:p>0.9098805646</text:p>
          </table:table-cell>
        </table:table-row>
        <table:table-row table:style-name="ro1">
          <table:table-cell office:value-type="float" office:value="0.9185667752443" calcext:value-type="float">
            <text:p>0.9185667752</text:p>
          </table:table-cell>
        </table:table-row>
        <table:table-row table:style-name="ro1">
          <table:table-cell office:value-type="float" office:value="0.921824104234528" calcext:value-type="float">
            <text:p>0.9218241042</text:p>
          </table:table-cell>
        </table:table-row>
        <table:table-row table:style-name="ro1">
          <table:table-cell office:value-type="float" office:value="0.928338762214984" calcext:value-type="float">
            <text:p>0.9283387622</text:p>
          </table:table-cell>
        </table:table-row>
        <table:table-row table:style-name="ro1">
          <table:table-cell office:value-type="float" office:value="0.916395222584148" calcext:value-type="float">
            <text:p>0.9163952226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00/00/00</text:date>, <text:time style:data-style-name="N2" text:time-value="01:35:33.331216525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5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nonstand" table:style-name="ta1">
        <table:table-column table:style-name="co1" table:default-cell-style-name="Default"/>
        <table:table-row table:style-name="ro1">
          <table:table-cell office:value-type="float" office:value="0.826275787187839" calcext:value-type="float">
            <text:p>0.8262757872</text:p>
          </table:table-cell>
        </table:table-row>
        <table:table-row table:style-name="ro1">
          <table:table-cell office:value-type="float" office:value="0.838219326818675" calcext:value-type="float">
            <text:p>0.8382193268</text:p>
          </table:table-cell>
        </table:table-row>
        <table:table-row table:style-name="ro1">
          <table:table-cell office:value-type="float" office:value="0.846905537459283" calcext:value-type="float">
            <text:p>0.8469055375</text:p>
          </table:table-cell>
        </table:table-row>
        <table:table-row table:style-name="ro1">
          <table:table-cell office:value-type="float" office:value="0.850162866449512" calcext:value-type="float">
            <text:p>0.8501628664</text:p>
          </table:table-cell>
        </table:table-row>
        <table:table-row table:style-name="ro1">
          <table:table-cell office:value-type="float" office:value="0.831704668838219" calcext:value-type="float">
            <text:p>0.8317046688</text:p>
          </table:table-cell>
        </table:table-row>
        <table:table-row table:style-name="ro1">
          <table:table-cell office:value-type="float" office:value="0.821932681867535" calcext:value-type="float">
            <text:p>0.8219326819</text:p>
          </table:table-cell>
        </table:table-row>
        <table:table-row table:style-name="ro1">
          <table:table-cell office:value-type="float" office:value="0.825190010857763" calcext:value-type="float">
            <text:p>0.8251900109</text:p>
          </table:table-cell>
        </table:table-row>
        <table:table-row table:style-name="ro1">
          <table:table-cell office:value-type="float" office:value="0.839305103148751" calcext:value-type="float">
            <text:p>0.8393051031</text:p>
          </table:table-cell>
        </table:table-row>
        <table:table-row table:style-name="ro1">
          <table:table-cell office:value-type="float" office:value="0.845819761129208" calcext:value-type="float">
            <text:p>0.8458197611</text:p>
          </table:table-cell>
        </table:table-row>
        <table:table-row table:style-name="ro1">
          <table:table-cell office:value-type="float" office:value="0.819761129207383" calcext:value-type="float">
            <text:p>0.8197611292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00/00/00</text:date>, <text:time style:data-style-name="N2" text:time-value="00:08:45.05470439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